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998a4" officeooo:paragraph-rsid="00099a24"/>
    </style:style>
    <style:style style:name="P2" style:family="paragraph" style:parent-style-name="Standard">
      <style:text-properties officeooo:rsid="0027a8f9" officeooo:paragraph-rsid="00099a24"/>
    </style:style>
    <style:style style:name="P3" style:family="paragraph" style:parent-style-name="Standard">
      <style:text-properties style:text-line-through-style="none" style:text-line-through-type="none" officeooo:rsid="0027a8f9" officeooo:paragraph-rsid="00099a24"/>
    </style:style>
    <style:style style:name="P4" style:family="paragraph" style:parent-style-name="Standard">
      <style:text-properties officeooo:rsid="002998a4" officeooo:paragraph-rsid="00099a24"/>
    </style:style>
    <style:style style:name="P5" style:family="paragraph" style:parent-style-name="Standard">
      <style:text-properties officeooo:paragraph-rsid="00099a24"/>
    </style:style>
    <style:style style:name="T1" style:family="text">
      <style:text-properties officeooo:rsid="002dc0f2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998a4"/>
    </style:style>
    <style:style style:name="T5" style:family="text">
      <style:text-properties style:text-line-through-style="none" style:text-line-through-type="none" officeooo:rsid="002c4c74"/>
    </style:style>
    <style:style style:name="T6" style:family="text">
      <style:text-properties style:text-line-through-style="none" style:text-line-through-type="none" officeooo:rsid="0027a8f9"/>
    </style:style>
    <style:style style:name="T7" style:family="text">
      <style:text-properties officeooo:rsid="0027a8f9"/>
    </style:style>
    <style:style style:name="T8" style:family="text">
      <style:text-properties officeooo:rsid="002998a4"/>
    </style:style>
    <style:style style:name="T9" style:family="text">
      <style:text-properties officeooo:rsid="002b8b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MEFS (Quantum Meadows ETERNAL File System)</text:p>
      <text:p text:style-name="P2">proposal for a perfect file system</text:p>
      <text:p text:style-name="P2">Maximum capacity: 250,000.000,000,000 Yottabytes <text:span text:style-name="T1">(250,000,000,000,000,000,000,000,000,000,000,000,000 bytes)</text:span></text:p>
      <text:p text:style-name="P2">Bit: 256</text:p>
      <text:p text:style-name="P2">Allowed characters in file names: All, except for /</text:p>
      <text:p text:style-name="P2">DateFormat: YYYY/MM/DD</text:p>
      <text:p text:style-name="P2">DateStart: <text:span text:style-name="T2">Hadean era (4.6 BYA) </text:span><text:span text:style-name="T3">13.787 BYA (Starting from the Big Bang) → max 256 bit value </text:span><text:span text:style-name="T4">from this point</text:span></text:p>
      <text:p text:style-name="P3">Time: Planck seconds (deep time) nanoseconds (user time)</text:p>
      <text:p text:style-name="P2"><text:span text:style-name="T3">Deduplication: Optional, </text:span><text:span text:style-name="T5">not enabled by default</text:span></text:p>
      <text:p text:style-name="P3">Unicode: YES!!!</text:p>
      <text:p text:style-name="P5"><text:span text:style-name="T6">Max files per folder/directory: </text:span>340,282,366,920,938,463,463,374,607,431,768,211,455</text:p>
      <text:p text:style-name="P2">Max # of directories: 340,282,366,920,938,463,463,374,607,431,768,211,455</text:p>
      <text:p text:style-name="P5"><text:span text:style-name="T7">Maximum file path: </text:span>2,147,483,647 <text:span text:style-name="T8">characters per line</text:span></text:p>
      <text:p text:style-name="P4">Inspired by these file systems: openZFS, NTFS, ext4, btrfs</text:p>
      <text:p text:style-name="P4">Other specs: unlisted/<text:span text:style-name="T9">coming soon</text:span></text:p>
      <text:p text:style-name="P1">Creator: @seanpm20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01:20:16.314088286</meta:creation-date>
    <dc:date>2022-08-23T02:14:23.501083559</dc:date>
    <meta:editing-duration>PT33M19S</meta:editing-duration>
    <meta:editing-cycles>1</meta:editing-cycles>
    <meta:document-statistic meta:table-count="0" meta:image-count="0" meta:object-count="0" meta:page-count="1" meta:paragraph-count="16" meta:word-count="99" meta:character-count="810" meta:non-whitespace-character-count="727"/>
    <meta:generator>LibreOffice/7.3.2.2$Linux_X86_64 LibreOffice_project/30$Build-2</meta:generator>
  </office:meta>
</office:document-meta>
</file>